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00005428121" calcext:value-type="float">
            <text:p>5.428121E-006</text:p>
          </table:table-cell>
          <table:table-cell office:value-type="float" office:value="0.0000000072148" calcext:value-type="float">
            <text:p>7.2148E-009</text:p>
          </table:table-cell>
          <table:table-cell office:value-type="float" office:value="0.000000003811" calcext:value-type="float">
            <text:p>3.811E-009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27670210536" calcext:value-type="float">
            <text:p>12.262767021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iscous=0, central flu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000014405808" calcext:value-type="float">
            <text:p>1.4405808E-006</text:p>
          </table:table-cell>
          <table:table-cell office:value-type="float" office:value="0.0000000032201" calcext:value-type="float">
            <text:p>3.2201E-009</text:p>
          </table:table-cell>
          <table:table-cell office:value-type="float" office:value="0.0000000008727" calcext:value-type="float">
            <text:p>8.727E-010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27670181154" calcext:value-type="float">
            <text:p>12.2627670181</text:p>
          </table:table-cell>
          <table:table-cell office:value-type="string" calcext:value-type="string">
            <text:p>ICBN</text:p>
          </table:table-cell>
          <table:table-cell office:value-type="string" calcext:value-type="string">
            <text:p>Viscous=0, central flu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000461047555" calcext:value-type="float">
            <text:p>4.61047555E-005</text:p>
          </table:table-cell>
          <table:table-cell office:value-type="float" office:value="0.000000128502" calcext:value-type="float">
            <text:p>1.28502E-007</text:p>
          </table:table-cell>
          <table:table-cell office:value-type="float" office:value="0.000002220082" calcext:value-type="float">
            <text:p>2.220082E-006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27647971607" calcext:value-type="float">
            <text:p>12.2627647972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iscous=0, marc-rusanov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408176472357" calcext:value-type="float">
            <text:p>0.0408176472</text:p>
          </table:table-cell>
          <table:table-cell office:value-type="float" office:value="0.0001137718389" calcext:value-type="float">
            <text:p>0.0001137718</text:p>
          </table:table-cell>
          <table:table-cell office:value-type="float" office:value="0.001958677424" calcext:value-type="float">
            <text:p>0.0019586774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47256946667" calcext:value-type="float">
            <text:p>12.2647256947</text:p>
          </table:table-cell>
          <table:table-cell office:value-type="string" calcext:value-type="string">
            <text:p>ICBN</text:p>
          </table:table-cell>
          <table:table-cell office:value-type="string" calcext:value-type="string">
            <text:p>Viscous=0, marc-rusanov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000232575451" calcext:value-type="float">
            <text:p>2.32575451E-005</text:p>
          </table:table-cell>
          <table:table-cell office:value-type="float" office:value="0.0000000648809" calcext:value-type="float">
            <text:p>6.48809E-008</text:p>
          </table:table-cell>
          <table:table-cell office:value-type="float" office:value="0.0000011143841" calcext:value-type="float">
            <text:p>1.1143841E-006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27659028586" calcext:value-type="float">
            <text:p>12.2627659029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iscous=0, phil-rusanov(half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204805947121" calcext:value-type="float">
            <text:p>0.0204805947</text:p>
          </table:table-cell>
          <table:table-cell office:value-type="float" office:value="0.0000571248711" calcext:value-type="float">
            <text:p>5.71248711E-005</text:p>
          </table:table-cell>
          <table:table-cell office:value-type="float" office:value="0.0009859032391" calcext:value-type="float">
            <text:p>0.0009859032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37529204818" calcext:value-type="float">
            <text:p>12.2637529205</text:p>
          </table:table-cell>
          <table:table-cell office:value-type="string" calcext:value-type="string">
            <text:p>ICBN</text:p>
          </table:table-cell>
          <table:table-cell office:value-type="string" calcext:value-type="string">
            <text:p>Viscous=0, phil-rusanov(half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000910148012" calcext:value-type="float">
            <text:p>9.10148012E-005</text:p>
          </table:table-cell>
          <table:table-cell office:value-type="float" office:value="0.0000002534814" calcext:value-type="float">
            <text:p>2.534814E-007</text:p>
          </table:table-cell>
          <table:table-cell office:value-type="float" office:value="0.0000043471613" calcext:value-type="float">
            <text:p>4.3471613E-006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27626700814" calcext:value-type="float">
            <text:p>12.262762670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iscous=0, phil-rusanov(double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805039491022" calcext:value-type="float">
            <text:p>0.0805039491</text:p>
          </table:table-cell>
          <table:table-cell office:value-type="float" office:value="0.0002240949633" calcext:value-type="float">
            <text:p>0.000224095</text:p>
          </table:table-cell>
          <table:table-cell office:value-type="float" office:value="0.0038126313117" calcext:value-type="float">
            <text:p>0.0038126313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65796485544" calcext:value-type="float">
            <text:p>12.2665796486</text:p>
          </table:table-cell>
          <table:table-cell office:value-type="string" calcext:value-type="string">
            <text:p>ICBN</text:p>
          </table:table-cell>
          <table:table-cell office:value-type="string" calcext:value-type="string">
            <text:p>Viscous=0, phil-rusanov(double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000461047555" calcext:value-type="float">
            <text:p>4.61047555E-005</text:p>
          </table:table-cell>
          <table:table-cell office:value-type="float" office:value="0.000000128502" calcext:value-type="float">
            <text:p>1.28502E-007</text:p>
          </table:table-cell>
          <table:table-cell office:value-type="float" office:value="0.000002220082" calcext:value-type="float">
            <text:p>2.220082E-006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27647971607" calcext:value-type="float">
            <text:p>12.2627647972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Viscous=0, upwind flu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26041666667" calcext:value-type="float">
            <text:p>0.0026041667</text:p>
          </table:table-cell>
          <table:table-cell office:value-type="float" office:value="0.0408176472357" calcext:value-type="float">
            <text:p>0.0408176472</text:p>
          </table:table-cell>
          <table:table-cell office:value-type="float" office:value="0.0001137718389" calcext:value-type="float">
            <text:p>0.0001137718</text:p>
          </table:table-cell>
          <table:table-cell office:value-type="float" office:value="0.001958677424" calcext:value-type="float">
            <text:p>0.0019586774</text:p>
          </table:table-cell>
          <table:table-cell office:value-type="float" office:value="12.2627670172427" calcext:value-type="float">
            <text:p>12.2627670172</text:p>
          </table:table-cell>
          <table:table-cell office:value-type="float" office:value="12.2647256946667" calcext:value-type="float">
            <text:p>12.2647256947</text:p>
          </table:table-cell>
          <table:table-cell office:value-type="string" calcext:value-type="string">
            <text:p>ICBN</text:p>
          </table:table-cell>
          <table:table-cell office:value-type="string" calcext:value-type="string">
            <text:p>Viscous=0, upwind fl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24T00:25:56.622908968</dc:date>
    <meta:editing-duration>P0D</meta:editing-duration>
    <meta:editing-cycles>1</meta:editing-cycles>
    <meta:document-statistic meta:table-count="1" meta:cell-count="120" meta:object-count="0"/>
  </office:meta>
</office:document-meta>
</file>